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style>
    <style:style style:name="P3"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style:font-size-asian="16pt"/>
    </style:style>
    <style:style style:name="P5" style:family="paragraph" style:parent-style-name="Standard">
      <style:paragraph-properties fo:text-align="center" style:justify-single-word="false"/>
      <style:text-properties fo:font-size="36pt" style:font-size-asian="36pt"/>
    </style:style>
    <style:style style:name="P6" style:family="paragraph" style:parent-style-name="Standard">
      <style:text-properties fo:font-size="14pt" style:font-size-asian="14pt"/>
    </style:style>
    <style:style style:name="P7" style:family="paragraph" style:parent-style-name="Standard">
      <style:text-properties fo:font-size="14pt" fo:font-style="italic" fo:font-weight="bold" style:font-size-asian="14pt" style:font-style-asian="italic" style:font-weight-asian="bold"/>
    </style:style>
    <style:style style:name="P8" style:family="paragraph" style:parent-style-name="Standard">
      <style:paragraph-properties fo:text-align="justify" style:justify-single-word="false"/>
      <style:text-properties fo:font-size="14pt" fo:font-style="italic" fo:font-weight="bold" style:font-size-asian="14pt" style:font-style-asian="italic" style:font-weight-asian="bold"/>
    </style:style>
    <style:style style:name="P9" style:family="paragraph" style:parent-style-name="Standard">
      <style:text-properties officeooo:paragraph-rsid="001cd809"/>
    </style:style>
    <style:style style:name="P10" style:family="paragraph" style:parent-style-name="List_20_Paragraph">
      <style:text-properties fo:font-size="14pt" style:font-size-asian="14pt"/>
    </style:style>
    <style:style style:name="P11" style:family="paragraph" style:parent-style-name="Standard" style:master-page-name="Standard">
      <style:paragraph-properties fo:text-align="center" style:justify-single-word="false" style:page-number="auto"/>
      <style:text-properties fo:font-size="16pt" style:font-size-asian="16pt"/>
    </style:style>
    <style:style style:name="P12" style:family="paragraph" style:parent-style-name="Standard" style:list-style-name="L1">
      <style:text-properties officeooo:paragraph-rsid="001cd809"/>
    </style:style>
    <style:style style:name="P13" style:family="paragraph" style:parent-style-name="Standard" style:list-style-name="L1">
      <style:text-properties officeooo:rsid="001cd809" officeooo:paragraph-rsid="001cd809"/>
    </style:style>
    <style:style style:name="P14" style:family="paragraph" style:parent-style-name="List_20_Paragraph" style:list-style-name="WW8Num1">
      <style:paragraph-properties fo:text-align="justify" style:justify-single-word="false"/>
      <style:text-properties fo:font-size="14pt" style:font-size-asian="14pt"/>
    </style:style>
    <style:style style:name="P15" style:family="paragraph" style:parent-style-name="List_20_Paragraph" style:list-style-name="WW8Num1">
      <style:paragraph-properties fo:text-align="justify" style:justify-single-word="false"/>
      <style:text-properties fo:font-size="14pt" officeooo:rsid="001cd809" style:font-size-asian="14pt"/>
    </style:style>
    <style:style style:name="P16" style:family="paragraph" style:parent-style-name="List_20_Paragraph" style:list-style-name="WW8Num2">
      <style:text-properties fo:font-size="14pt" style:font-size-asian="14pt"/>
    </style:style>
    <style:style style:name="P17" style:family="paragraph" style:parent-style-name="List_20_Paragraph" style:list-style-name="WW8Num1">
      <style:paragraph-properties fo:text-align="justify" style:justify-single-word="false"/>
    </style:style>
    <style:style style:name="P18" style:family="paragraph" style:parent-style-name="List_20_Paragraph" style:list-style-name="WW8Num2"/>
    <style:style style:name="T1" style:family="text">
      <style:text-properties fo:font-size="16pt" style:font-size-asian="16pt"/>
    </style:style>
    <style:style style:name="T2" style:family="text">
      <style:text-properties fo:font-size="16pt" officeooo:rsid="001cd809" style:font-size-asian="16pt"/>
    </style:style>
    <style:style style:name="T3" style:family="text">
      <style:text-properties fo:font-size="16pt" fo:font-weight="bold" style:font-size-asian="16pt" style:font-weight-asian="bold"/>
    </style:style>
    <style:style style:name="T4" style:family="text">
      <style:text-properties fo:font-size="16pt" fo:font-weight="bold" officeooo:rsid="001cd809" style:font-size-asian="16pt" style:font-weight-asian="bold"/>
    </style:style>
    <style:style style:name="T5" style:family="text">
      <style:text-properties fo:font-size="18pt" style:font-size-asian="18pt"/>
    </style:style>
    <style:style style:name="T6" style:family="text">
      <style:text-properties fo:font-size="18pt" officeooo:rsid="001cd809" style:font-size-asian="18pt"/>
    </style:style>
    <style:style style:name="T7" style:family="text">
      <style:text-properties fo:font-size="14pt" style:font-size-asian="14pt"/>
    </style:style>
    <style:style style:name="T8" style:family="text">
      <style:text-properties fo:font-size="14pt" officeooo:rsid="001cd809" style:font-size-asian="14pt"/>
    </style:style>
    <style:style style:name="T9" style:family="text">
      <style:text-properties fo:font-size="14pt" officeooo:rsid="001f6e93" style:font-size-asian="14pt"/>
    </style:style>
    <style:style style:name="T10" style:family="text">
      <style:text-properties fo:font-size="14pt" officeooo:rsid="001fbfd8" style:font-size-asian="14pt"/>
    </style:style>
    <style:style style:name="T11" style:family="text">
      <style:text-properties officeooo:rsid="001cd809"/>
    </style:style>
    <style:style style:name="T12" style:family="text">
      <style:text-properties officeooo:rsid="001f6e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Trabajo Profesional </text:p>
      <text:p text:style-name="P1"><text:span text:style-name="T6">NutriDietas</text:span><text:span text:style-name="T5"> - Sistema de Gestión</text:span></text:p>
      <text:p text:style-name="P2"/>
      <text:p text:style-name="Standard"><text:span text:style-name="T3">Tutor: </text:span><text:span text:style-name="T1">Arturo Servetto</text:span></text:p>
      <text:p text:style-name="P9"><text:span text:style-name="T3">Alumno</text:span><text:span text:style-name="T4">s</text:span><text:span text:style-name="T3">:</text:span><text:span text:style-name="T1"> </text:span></text:p>
      <text:list xml:id="list5898749207780038538" text:style-name="L1">
        <text:list-item>
          <text:p text:style-name="P12"><text:span text:style-name="T2">Navarro Patricio</text:span><text:span text:style-name="T1"> – </text:span><text:span text:style-name="T2">90007</text:span></text:p>
        </text:list-item>
        <text:list-item>
          <text:p text:style-name="P13"><text:span text:style-name="T2">M</text:span><text:span text:style-name="T1">atias Agustin Alvarez -</text:span></text:p>
        </text:list-item>
      </text:list>
      <text:p text:style-name="P2"/>
      <text:p text:style-name="P2"/>
      <text:p text:style-name="P3">Reporte de Avance: </text:p>
      <text:p text:style-name="P6">Este documento tiene como finalidad mostrar el avance realizado en el sprint <text:span text:style-name="T12">2</text:span> del trabajo profesional. </text:p>
      <text:p text:style-name="P6"/>
      <text:p text:style-name="P6"/>
      <text:p text:style-name="P6"/>
      <text:p text:style-name="P6"/>
      <text:p text:style-name="P6"/>
      <text:p text:style-name="P6"/>
      <text:p text:style-name="P6"/>
      <text:p text:style-name="P6"/>
      <text:p text:style-name="P6"><text:soft-page-break/></text:p>
      <text:p text:style-name="Standard"><text:span text:style-name="T7">Se ha finalizado el </text:span><text:span text:style-name="T9">2</text:span><text:span text:style-name="T7"> sprint del proyecto </text:span><text:span text:style-name="T8">NutriDietas</text:span><text:span text:style-name="T7">. El </text:span><text:span text:style-name="T8">20</text:span><text:span text:style-name="T7">/</text:span><text:span text:style-name="T8">0</text:span><text:span text:style-name="T10">1</text:span><text:span text:style-name="T8">/2015</text:span><text:span text:style-name="T7"> </text:span><text:span text:style-name="T8">nos juntamos</text:span><text:span text:style-name="T7"> con el cliente para mostrar los avances y consultar algunas dudas que estaban presentes. A continuación se detalla la minuta de la reunión.</text:span></text:p>
      <text:p text:style-name="P6"/>
      <text:p text:style-name="P4">Minuta reunión con <text:span text:style-name="T11">la Lic. Gabin</text:span></text:p>
      <text:p text:style-name="P6"/>
      <text:p text:style-name="P8">En la reunión se mostraron los avances sobre los objetivos del Sprint <text:span text:style-name="T12">2</text:span>:</text:p>
      <text:list xml:id="list5941665912961596895" text:style-name="WW8Num1">
        <text:list-item>
          <text:p text:style-name="P14">Desarrollar todo el ambiente de trabajo como el entorno, estructura de archivos, mapeo entre entidades, entendimiento de negocio. Se explicó al cliente directamente con la computadora como sería la manera de operar el sistema (vía Web). Esto fue aceptado satisfactoriamente por el cliente. Se le respondió algunas dudas que tenía. </text:p>
        </text:list-item>
        <text:list-item>
          <text:p text:style-name="P17"><text:span text:style-name="T7">Desarrollar la administración de </text:span><text:span text:style-name="T8">pacientes</text:span><text:span text:style-name="T7">. Esto abarca el alta, baja y modificación de los mismos como así también la ubicación en el sistema y pantallas necesarias para lograr esto. Se pidió detalles sobre la información que necesitan cargar para el manejo de datos. Se tomó nota de ciertas especificaciones que querían para esta administración. </text:span><text:span text:style-name="T8">Se nos definió como de fundamental importancia en este punto ciertos aspectos del funcionamiento del negocio que debíamos implementar correctamente</text:span><text:span text:style-name="T7">. </text:span></text:p>
          <text:p text:style-name="P15"/>
        </text:list-item>
      </text:list>
      <text:p text:style-name="P10"/>
      <text:p text:style-name="P10">Luego del análisis de lo implementado se comentó los temas a desarrollar en el próximo Sprint:</text:p>
      <text:p text:style-name="P10"/>
      <text:list xml:id="list5767248184844586917" text:style-name="WW8Num2">
        <text:list-item>
          <text:p text:style-name="P16"><text:soft-page-break/>Corregir situaciones planteadas por el Cliente. </text:p>
        </text:list-item>
        <text:list-item>
          <text:p text:style-name="P18"><text:span text:style-name="T8">Implementar el manejo de usuarios de acuerdo al modelo de negocio</text:span><text:span text:style-name="T7">.</text:span></text:p>
        </text:list-item>
        <text:list-item>
          <text:p text:style-name="P16">Desarrollar <text:span text:style-name="T11">el manejo de dietas</text:span>. </text:p>
        </text:list-item>
      </text:list>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es" fo:country="MX"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WW8Num1z0"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4pt" style:font-size-asian="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in Celentano</meta:initial-creator>
    <meta:creation-date>2014-08-02T14:57:00</meta:creation-date>
    <dc:date>2015-11-17T16:01:55.908837892</dc:date>
    <meta:editing-cycles>4</meta:editing-cycles>
    <meta:editing-duration>P2171DT9H31M44S</meta:editing-duration>
    <meta:generator>LibreOffice/4.2.8.2$Linux_x86 LibreOffice_project/420m0$Build-2</meta:generator>
    <meta:document-statistic meta:table-count="0" meta:image-count="0" meta:object-count="0" meta:page-count="3" meta:paragraph-count="17" meta:word-count="261" meta:character-count="1660" meta:non-whitespace-character-count="1414"/>
  </office:meta>
</office:document-meta>
</file>